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22pt" style:font-size-asian="22pt" style:font-size-complex="22pt"/>
    </style:style>
    <style:style style:name="P2" style:parent-style-name="Heading3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Heading2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T9" style:parent-style-name="HTMLCode" style:family="text">
      <style:text-properties style:font-name-asian="Times New Roman" fo:language="en" fo:country="US"/>
    </style:style>
    <style:style style:name="P10" style:parent-style-name="HTMLPreformatted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T2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Heading2" style:family="paragraph">
      <style:text-properties fo:language="en" fo:country="US"/>
    </style:style>
    <style:style style:name="P51" style:parent-style-name="Heading2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Heading1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Heading2" style:family="paragraph">
      <style:text-properties fo:language="en" fo:country="US"/>
    </style:style>
    <style:style style:name="P56" style:parent-style-name="Heading2" style:family="paragraph">
      <style:text-properties fo:language="en" fo:country="US"/>
    </style:style>
    <style:style style:name="P57" style:parent-style-name="Heading2" style:family="paragraph">
      <style:text-properties fo:language="en" fo:country="US"/>
    </style:style>
    <style:style style:name="P58" style:parent-style-name="Heading2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</office:automatic-styles>
  <office:body>
    <office:text text:use-soft-page-breaks="true">
      <text:p text:style-name="P1">Jenkins Quick Start</text:p>
      <text:p text:style-name="Normal"/>
      <text:h text:style-name="Heading1" text:outline-level="1">Getting Jenkins Up and Running</text:h>
      <text:p text:style-name="Normal"/>
      <text:h text:style-name="Heading2" text:outline-level="2">Introduction</text:h>
      <text:h text:style-name="P2" text:outline-level="3">What is Jenkins ?</text:h>
      <text:p text:style-name="P3">Is a build and testing tool</text:p>
      <text:p text:style-name="P4">Used by developers and system administrators to automatically build and test programs and configuration files</text:p>
      <text:p text:style-name="Normal">Jenkins est un outil open source qui gère la façon dont le code d’un logiciel est compilé et comment celui-ci est poussé vers les utilisateurs.</text:p>
      <text:p text:style-name="Normal">Écrit en<text:s/><text:a office:title="Java (langage)" xlink:href="https://fr.wikipedia.org/wiki/Java_(langage)" office:target-frame-name="_top" xlink:show="replace"><text:span text:style-name="Hyperlink">Java</text:span></text:a>, Jenkins fonctionne dans un<text:s/><text:a office:title="Conteneur de servlets" xlink:href="https://fr.wikipedia.org/wiki/Conteneur_de_servlets" office:target-frame-name="_top" xlink:show="replace"><text:span text:style-name="Hyperlink">conteneur de servlets</text:span></text:a><text:s/>tel qu’<text:a office:title="Apache Tomcat" xlink:href="https://fr.wikipedia.org/wiki/Apache_Tomcat" office:target-frame-name="_top" xlink:show="replace"><text:span text:style-name="Hyperlink">Apache Tomcat</text:span></text:a>, ou en mode autonome avec son propre<text:s/><text:a office:title="Serveur Web" xlink:href="https://fr.wikipedia.org/wiki/Serveur_Web" office:target-frame-name="_top" xlink:show="replace"><text:span text:style-name="Hyperlink">serveur Web</text:span></text:a><text:s/>embarqué</text:p>
      <text:p text:style-name="Normal"><text:a xlink:href="https://www.lemagit.fr/definition/Jenkins" office:target-frame-name="_top" xlink:show="replace"><text:span text:style-name="Hyperlink">Jenkins</text:span></text:a> rassemble les lignes de code produites par une équipe de développeurs, exécute des tests unitaires et fonctionnels, et pousse le code et les configurations testés vers les systèmes cibles.</text:p>
      <text:p text:style-name="Normal"/>
      <text:h text:style-name="P5" text:outline-level="2">Installation and Configuration</text:h>
      <text:p text:style-name="P6"/>
      <text:p text:style-name="P7">Sous<text:s/>Centos<text:s/>:</text:p>
      <text:p text:style-name="P8">1° Install Java</text:p>
      <text:p text:style-name="HTMLPreformatted"><text:span text:style-name="T9">sudo yum install -y java-1.8.0-openjdk-devel</text:span></text:p>
      <text:p text:style-name="HTMLPreformatted"/>
      <text:p text:style-name="HTMLPreformatted"/>
      <text:p text:style-name="P10"/>
      <text:p text:style-name="P11">Install the repo and key, and then install Jenkins</text:p>
      <text:p text:style-name="P12">2°<text:s/>Install wget.<text:s/></text:p>
      <text:p text:style-name="P13">sudo yum install -y wget</text:p>
      <text:p text:style-name="P14">3°<text:s/>Download the repo.</text:p>
      <text:p text:style-name="P15">sudo wget -O /etc/yum.repos.d/jenkins.repo https://pkg.jenkins.io/redhat/jenkins.repo</text:p>
      <text:p text:style-name="P16">4°<text:s/>Import the required key.</text:p>
      <text:p text:style-name="P17">sudo rpm --import https://pkg.jenkins.io/redhat/jenkins.io.key</text:p>
      <text:p text:style-name="P18">5° Install Jenkins.</text:p>
      <text:p text:style-name="P19">sudo yum install -y jenkins</text:p>
      <text:p text:style-name="P20"/>
      <text:p text:style-name="P21">sudo<text:s/>firewall-cmd --permanent<text:s/>--add-port=8080/tcp</text:p>
      <text:p text:style-name="P22"/>
      <text:p text:style-name="P23"><text:span text:style-name="T24">sudo firewall-cm</text:span><text:span text:style-name="T25">d --reload</text:span></text:p>
      <text:p text:style-name="P26"/>
      <text:p text:style-name="P27">sudo systemctl enable jenkins.service</text:p>
      <text:p text:style-name="P28">sudo systemctl<text:s/>start jenkins.service</text:p>
      <text:soft-page-break/>
      <text:p text:style-name="P29">systemctl<text:s/>status jenkins.service</text:p>
      <text:p text:style-name="P30"/>
      <text:p text:style-name="P31">If you are on a RHEL based distribution such as Red Hat Enterprise Linux, CentOs or Fedora, you need to set up SELinux to allow network communications to port 8080</text:p>
      <text:p text:style-name="P32"/>
      <text:p text:style-name="P33">Installation of the SELinux tool :</text:p>
      <text:p text:style-name="P34">sudo dnf install policycoreutils-devel setroubleshoot-server</text:p>
      <text:p text:style-name="P35">To see what ports that SELinux has configured for incoming web traffic we type :</text:p>
      <text:p text:style-name="P36">sepolicy network –t http_port_t</text:p>
      <text:p text:style-name="P37"/>
      <text:p text:style-name="Normal">sudo semanage port –a –t http_port_t –p tcp 8080</text:p>
      <text:p text:style-name="Normal"/>
      <text:p text:style-name="P38">sudo dnf install nginx</text:p>
      <text:p text:style-name="P39">We need to make a configuration change to this web service to redirect traffic from a standard web port request to Jenkins web port on 8080.</text:p>
      <text:p text:style-name="P40"/>
      <text:p text:style-name="P41">Sudo vim /etc/nginx/nginx.conf</text:p>
      <text:p text:style-name="Normal">Dans location ajouter la phrase suivante avec l’indentation: proxy_pass<text:s/><text:a xlink:href="http://127.0.0.1:8080" office:target-frame-name="_top" xlink:show="replace"><text:span text:style-name="Hyperlink">http://127.0.0.1:8080</text:span></text:a>;</text:p>
      <text:p text:style-name="Normal">s<text:span text:style-name="T42">udo systemctl enable nginx.service</text:span></text:p>
      <text:p text:style-name="P43">sudo systemctl<text:s/>start<text:s/>nginx.service</text:p>
      <text:p text:style-name="P44">systemctl<text:s/>status<text:s/>nginx.service</text:p>
      <text:p text:style-name="P45"/>
      <text:p text:style-name="Normal">A l’adresse 127.0.0.1:8080 tu verras ton serveur Jenkins</text:p>
      <text:p text:style-name="Normal">Il faudra ensuite aller où il te demande d’aller chercher le mot de passe en faisant un cat var…</text:p>
      <text:p text:style-name="Normal">Puis copier le mot de passe à l’endroit attendu et enfin te connecter et créer un user admin</text:p>
      <text:p text:style-name="Normal"/>
      <text:p text:style-name="Normal">Puis tu taperas ces deux commandes afin de pouvoir accéder au serveur jenkins directement en 127.0.0.1 :</text:p>
      <text:p text:style-name="P46">sudo setsebool –P httpd_can_network_connect 1</text:p>
      <text:p text:style-name="P47">sudo setsebool –P httpd_can_network_relay 1</text:p>
      <text:p text:style-name="P48"/>
      <text:p text:style-name="P49"/>
      <text:h text:style-name="P50" text:outline-level="2">Preparing the Environment : Build Accounts</text:h>
      <text:h text:style-name="P51" text:outline-level="2">Our first Jenkins Build</text:h>
      <text:p text:style-name="P52"/>
      <text:soft-page-break/>
      <text:h text:style-name="P53" text:outline-level="1">Using Jenkins</text:h>
      <text:p text:style-name="P54"/>
      <text:h text:style-name="P55" text:outline-level="2">Plugins and How to Manage Them</text:h>
      <text:h text:style-name="P56" text:outline-level="2">Creating Scheduled Builds</text:h>
      <text:h text:style-name="P57" text:outline-level="2">Setting Up a Build Slave</text:h>
      <text:h text:style-name="P58" text:outline-level="2">Lauching Jobs on the Slave Node</text:h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token" style:display-name="toke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eyss</meta:initial-creator>
    <dc:creator>qeyss</dc:creator>
    <meta:creation-date>2020-02-16T08:19:00Z</meta:creation-date>
    <dc:date>2020-02-17T05:33:00Z</dc:date>
    <meta:template xlink:href="Normal" xlink:type="simple"/>
    <meta:editing-cycles>10</meta:editing-cycles>
    <meta:editing-duration>PT55740S</meta:editing-duration>
    <meta:document-statistic meta:page-count="3" meta:paragraph-count="6" meta:word-count="497" meta:character-count="3229" meta:row-count="22" meta:non-whitespace-character-count="2738"/>
  </office:meta>
</office:document-meta>
</file>